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T1"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0 Einleitung</text:span></text:p>
      <text:p text:style-name="Standard"/>
      <text:p text:style-name="Standard">Im Folgenden wird die Durchführung und das Resultat des Softwareprojekts zu dem Spiel Underlord dargestellt, sowie ein Fazit des Projektes gezogen.</text:p>
      <text:p text:style-name="Standard">Das Projekt wurde von Dominik und Patrick Schön sowie Max Frick durchgeführt. Außerdem war zu Beginn noch ein Viertes Gruppenmitglied dabei was jedoch aufgrund von Zeitmangel ausschied ohne einen großen Arbeitstechnischen Beitrag zum Projekt geleistet zu haben, daher wird sie im Dokument als externe Hilfe vermerkt.</text:p>
      <text:p text:style-name="Standard"/>
      <text:p text:style-name="Standard">Bei Underlord handelt es sich um ein hexagonbasiertes 3D-Strategiespiel in dem der Spieler einen Dungeon baut und angreifende Wellen von Helden abzuwehren um so eine möglichst hohe Punktzahl zu erhalten, wobei er Punkte durch das töten der Helden bekommt. Dabei stehen im 2 Unterschieldliche Arten von Kreaturen die in ihren Nestern produziert werden, sowie 2 Zauber zur verfügung. Außerdem kannn er zusätzliche Eingänge bauen um die Anzahl an Helden sowei die pro getötetem Helden erhalten Punkte zu erhöhen. Das zum Bauen der Gebäude nötige Gold kann der Spieler durch das abbauen von Gold- und Diamantadern, die überall im Erdreich verteilt sind erwerben. Dazu verwendet er Imps, die auch die Erweiterung des Dungeons, sowie das Ernten von Feldern zur Nahrungsgewinnung und das Füttern der Nester übernehmen. Zum wirken der Zauber wird Mana benötigt, welches in Tempeln gewonnen wird.</text:p>
      <text:p text:style-name="Standard"/>
      <text:p text:style-name="Standard">Die Ursprungliche Idee für das Spiel kam von Mareen Johannes, die das Projekt gerne an das Spiel "Dungeon Keeper" anlehnen wolte. Daraus entstand dann die grobe Idee für das Spiel welches am Anfang noch eine wesentlich größere Anzahl an Kreaturen und Helden sowie unfangreiche Soundeffecte und ein Sytem zum Aufstellen von Fallen im Dungeon vorsah. Das das Projekt damit zu umfangreich war wurde uns relativ schnell klar und so begannen diese Dinge mehr und mehr zu verschwinden. Vor allem das Ausscheiden von Mareen führte zu einer drastischen Kürzung des geplanten Umfangs. Allerdings sind auch während des Vortschreiten das Projekts weitere Features hinzugekommen, so zum Beispiel die an sich selbst anschließende Spielwelt wie sie bereits in dem Spiel "Die Völker" verwendet wu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7M35S</meta:editing-duration>
    <meta:editing-cycles>6</meta:editing-cycles>
    <meta:generator>OpenOffice/4.1.1$Win32 OpenOffice.org_project/411m6$Build-9775</meta:generator>
    <dc:date>2015-09-16T17:25:12.56</dc:date>
    <meta:document-statistic meta:table-count="0" meta:image-count="0" meta:object-count="0" meta:page-count="1" meta:paragraph-count="5" meta:word-count="327" meta:character-count="2149"/>
    <meta:user-defined meta:name="Info 1"/>
    <meta:user-defined meta:name="Info 2"/>
    <meta:user-defined meta:name="Info 3"/>
    <meta:user-defined meta:name="Info 4"/>
  </office:meta>
</office:document-meta>
</file>